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actionDefinition.setIsolationLevelName( String consta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nsactionDefinition.DefaultTransactionDefinition( int propagation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setTimeout(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nsactionDefinition.setIsolationLevel( int isolation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nsactionDefinition.getDefinitionDe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TransactionDefinition.DefaultTransac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TransactionDefinition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getPropagation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setPropagationBehaviorName( String consta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nsactionDefinition.get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DefaultTransactionDefinition( TransactionDefin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ransactionDefinition.setPropagationBehavior( int propagationBehavi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nsaction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Definition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